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6a6ec0" officeooo:paragraph-rsid="006a6ec0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6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6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Spationaut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0:17:40.890000000</meta:creation-date>
    <meta:editing-cycles>6</meta:editing-cycles>
    <meta:editing-duration>PT44M46S</meta:editing-duration>
    <dc:date>2019-11-20T01:02:27.260000000</dc:date>
    <meta:document-statistic meta:table-count="1" meta:image-count="0" meta:object-count="0" meta:page-count="6" meta:paragraph-count="242" meta:word-count="389" meta:character-count="2634" meta:non-whitespace-character-count="2487"/>
    <meta:user-defined meta:name="Info 1"/>
    <meta:user-defined meta:name="Info 2"/>
    <meta:user-defined meta:name="Info 3"/>
    <meta:user-defined meta:name="Info 4"/>
  </office:meta>
</office:document-meta>
</file>